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17f60c"/>
    </style:style>
    <style:style style:name="P2" style:family="paragraph" style:parent-style-name="Thesis_5f_body" style:list-style-name="WW8Num3"/>
    <style:style style:name="P3" style:family="paragraph" style:parent-style-name="Thesis_5f_Heading1" style:master-page-name="Standard">
      <style:paragraph-properties style:page-number="auto"/>
    </style:style>
    <style:style style:name="T1" style:family="text">
      <style:text-properties officeooo:rsid="0017f6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97588476417096796" text:style-name="WW8Num1">
        <text:list-item>
          <text:p text:style-name="P3">Цели и задачи на изследването</text:p>
        </text:list-item>
      </text:list>
      <text:p text:style-name="P1"><text:bookmark-start text:name="__RefHeading__4921_970456079"/><text:bookmark-start text:name="__RefHeading__4923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text:bookmark-end text:name="__RefHeading__4923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4464138803366703210" text:style-name="WW8Num3">
        <text:list-item>
          <text:p text:style-name="P2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</text:p>
        </text:list-item>
        <text:list-item>
          <text:p text:style-name="P2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</text:p>
        </text:list-item>
        <text:list-item>
          <text:p text:style-name="P2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</text:p>
        </text:list-item>
        <text:list-item>
          <text:p text:style-name="P2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</text:p>
        </text:list-item>
        <text:list-item>
          <text:p text:style-name="P2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fo:color="#808080"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list-style-name="" style:class="text">
      <style:paragraph-properties fo:margin-left="0cm" fo:margin-right="0cm" fo:margin-top="0.212cm" fo:margin-bottom="0.212cm" style:contextual-spacing="false" fo:text-indent="0cm" style:auto-text-indent="false"/>
      <style:text-properties fo:color="#808080"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" style:list-style-name="">
      <style:paragraph-properties fo:margin-left="0cm" fo:margin-right="0cm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Heading1" style:display-name="Thesis_Heading1" style:family="paragraph" style:parent-style-name="Heading_20_1" style:list-style-name="WW8Num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8pt" fo:language="bg" fo:country="BG" style:font-size-asian="18pt" style:font-name-complex="Times New Roman" style:font-family-complex="'Times New Roman'" style:font-family-generic-complex="roman" style:font-pitch-complex="variable" style:font-weight-complex="normal"/>
    </style:style>
    <style:style style:name="Thesis_5f_Title" style:display-name="Thesis_Title" style:family="paragraph" style:parent-style-name="Title">
      <style:paragraph-properties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20pt" style:font-size-asian="20pt" style:font-name-complex="Times New Roman" style:font-family-complex="'Times New Roman'" style:font-family-generic-complex="roman" style:font-pitch-complex="variable" style:font-weight-complex="normal"/>
    </style:style>
    <style:style style:name="Thesis_5f_Heading2" style:display-name="Thesis_Heading2" style:family="paragraph" style:parent-style-name="Heading_20_2" style:list-style-name="WW8Num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6pt" fo:language="bg" fo:country="BG" style:font-size-asian="16pt" style:font-name-complex="Times New Roman" style:font-family-complex="'Times New Roman'" style:font-family-generic-complex="roman" style:font-pitch-complex="variable" style:font-weight-complex="normal"/>
    </style:style>
    <style:style style:name="Thesis_5f_Heading3" style:display-name="Thesis_Heading3" style:family="paragraph" style:parent-style-name="Heading_20_3" style:list-style-name="WW8Num1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bg" fo:country="BG" style:font-size-asian="14pt" style:font-name-complex="Times New Roman" style:font-family-complex="'Times New Roman'" style:font-family-generic-complex="roman" style:font-pitch-complex="variable"/>
    </style:style>
    <style:style style:name="Thesis_5f_Heading4" style:display-name="Thesis_Heading4" style:family="paragraph" style:parent-style-name="Heading_20_4" style:list-style-name="WW8Num1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13pt" fo:font-style="normal" style:font-size-asian="13pt" style:font-style-asian="normal" style:font-name-complex="Times New Roman" style:font-family-complex="'Times New Roman'" style:font-family-generic-complex="roman" style:font-pitch-complex="variable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>
      <style:paragraph-properties fo:text-align="justify" style:justify-single-word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0pt" fo:language="bg" fo:country="BG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>
      <style:paragraph-properties fo:text-align="justify" style:justify-single-word="false" fo:orphans="2" fo:widows="2" fo:background-color="transparent">
        <style:background-image/>
      </style:paragraph-properties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1" style:display-name="Thesis_contents1" style:family="paragraph" style:parent-style-name="Contents_20_2">
      <style:text-properties style:font-name="Times New Roman" fo:font-family="'Times New Roman'" style:font-family-generic="roman" style:font-pitch="variable" fo:font-size="14pt" fo:language="bg" fo:country="BG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hesis_5f_contents2" style:display-name="Thesis_contents2" style:family="paragraph" style:parent-style-name="Contents_20_2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4" style:display-name="Thesis_contents4" style:family="paragraph" style:parent-style-name="Contents_20_4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TOC_5f_heading" style:display-name="Thesis_TOC_heading" style:family="paragraph" style:parent-style-name="TOA_20_Heading"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weight-complex="normal"/>
    </style:style>
    <style:style style:name="Thesis_5f_subtitle" style:display-name="Thesis_subtitle" style:family="paragraph" style:parent-style-name="Subtitle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hesis_5f_headerRight" style:display-name="Thesis_headerRight" style:family="paragraph" style:parent-style-name="Header_20_right">
      <style:text-properties style:font-name="Times New Roman" fo:font-family="'Times New Roman'" style:font-family-generic="roman" style:font-pitch="variable" fo:language="bg" fo:country="BG" fo:font-weight="bold" style:font-weight-asian="bold" style:font-name-complex="Times New Roman" style:font-family-complex="'Times New Roman'" style:font-family-generic-complex="roman" style:font-pitch-complex="variable"/>
    </style:style>
    <style:style style:name="List_20_Bullet" style:display-name="List Bullet" style:family="paragraph" style:parent-style-name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of_20_Figures" style:display-name="Table of Figures" style:family="paragraph" style:parent-style-name="Caption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иг.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Droid Sans Fallback1" style:font-family-asian="'Droid Sans Fallback'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WW8Num1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WW8Num1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WW8Num1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WW8Num1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</meta:initial-creator>
    <meta:creation-date>2016-02-04T11:45:00</meta:creation-date>
    <dc:creator>K </dc:creator>
    <dc:date>2017-04-18T21:31:43.390955191</dc:date>
    <meta:editing-cycles>5</meta:editing-cycles>
    <meta:editing-duration>PT1H5M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288" meta:character-count="2109" meta:non-whitespace-character-count="1830"/>
    <meta:user-defined meta:name="ZOTERO_PREF_1">&lt;data data-version="3" zotero-version="4.0.28.9"&gt;&lt;session id="WH6LSH4o"/&gt;&lt;style id="http://www.zotero.org/styles/elsevier-harvard" hasBibliography="1" bibliographyStyleHasBeenSet="1"/&gt;&lt;prefs&gt;&lt;pref name="fieldType" value="ReferenceMark"/&gt;&lt;pref name="storeR</meta:user-defined>
    <meta:user-defined meta:name="ZOTERO_PREF_2">eferences" value="true"/&gt;&lt;pref name="automaticJournalAbbreviations" value="true"/&gt;&lt;pref name="noteType" value=""/&gt;&lt;/prefs&gt;&lt;/data&gt;</meta:user-defined>
  </office:meta>
</office:document-meta>
</file>